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A000000EF28A0E3BA.png" manifest:media-type="image/png"/>
  <manifest:file-entry manifest:full-path="Pictures/100000000000013C000000F341238BC5.png" manifest:media-type="image/png"/>
  <manifest:file-entry manifest:full-path="Pictures/10000000000002F800000085EBF6F1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8cm" svg:height="6.6cm" svg:x="0.2cm" svg:y="10.2cm">
          <draw:image xlink:href="Pictures/10000000000002F800000085EBF6F178.png" xlink:type="simple" xlink:show="embed" xlink:actuate="onLoad">
            <text:p/>
          </draw:image>
        </draw:frame>
        <draw:frame draw:style-name="gr1" draw:text-style-name="P1" draw:layer="layout" svg:width="12.3cm" svg:height="10cm" svg:x="0.8cm" svg:y="0cm">
          <draw:image xlink:href="Pictures/100000000000013C000000F341238BC5.png" xlink:type="simple" xlink:show="embed" xlink:actuate="onLoad">
            <text:p/>
          </draw:image>
        </draw:frame>
        <draw:frame draw:style-name="gr1" draw:text-style-name="P1" draw:layer="layout" svg:width="12.2cm" svg:height="9.8cm" svg:x="14.2cm" svg:y="0cm">
          <draw:image xlink:href="Pictures/100000000000013A000000EF28A0E3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5:31:27.671970285</meta:creation-date>
    <dc:date>2015-10-25T15:34:52.256672373</dc:date>
    <meta:editing-duration>P0D</meta:editing-duration>
    <meta:editing-cycles>1</meta:editing-cycles>
    <meta:document-statistic meta:object-count="26"/>
    <meta:generator>LibreOffice/4.2.8.2$Linux_X86_64 LibreOffice_project/420m0$Build-2</meta:generator>
  </office:meta>
</office:document-meta>
</file>